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09722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0H38M26.000S" table:style-name="ce9">
            <text:p>10:38:26</text:p>
          </table:table-cell>
          <table:table-cell office:value-type="string" table:style-name="ce12">
            <text:p>Last</text:p>
          </table:table-cell>
          <table:table-cell office:value-type="time" office:time-value="PT10H40M26.000S" table:style-name="ce9">
            <text:p>10:40:26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6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2.72" table:style-name="ce14">
            <text:p>32.7</text:p>
          </table:table-cell>
          <table:table-cell office:value-type="float" office:value="15.26" table:style-name="ce14">
            <text:p>15.3</text:p>
          </table:table-cell>
          <table:table-cell office:value-type="float" office:value="6.0000000000000012E-2" table:style-name="ce14">
            <text:p>0.1</text:p>
          </table:table-cell>
          <table:table-cell office:value-type="float" office:value="51.980000000000004" table:style-name="ce14">
            <text:p>52.0</text:p>
          </table:table-cell>
          <table:table-cell office:value-type="float" office:value="47.98" table:style-name="ce14">
            <text:p>48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1" table:style-name="ce13">
            <text:p>11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1.099999999999994" table:style-name="ce14">
            <text:p>71.1</text:p>
          </table:table-cell>
          <table:table-cell office:value-type="float" office:value="24.4" table:style-name="ce14">
            <text:p>24.4</text:p>
          </table:table-cell>
          <table:table-cell office:value-type="float" office:value="0.2" table:style-name="ce14">
            <text:p>0.2</text:p>
          </table:table-cell>
          <table:table-cell office:value-type="float" office:value="98.4" table:style-name="ce14">
            <text:p>98.4</text:p>
          </table:table-cell>
          <table:table-cell office:value-type="float" office:value="87.3" table:style-name="ce14">
            <text:p>87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298H39M26.000S" table:style-name="ce9">
            <text:p>10:39:26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1729828850855744" table:style-name="ce14">
            <text:p>2.2</text:p>
          </table:table-cell>
          <table:table-cell office:value-type="float" office:value="1.598951507208388" table:style-name="ce14">
            <text:p>1.6</text:p>
          </table:table-cell>
          <table:table-cell office:value-type="float" office:value="3.333333333333333" table:style-name="ce14">
            <text:p>3.3</text:p>
          </table:table-cell>
          <table:table-cell office:value-type="float" office:value="1.893035782993459" table:style-name="ce14">
            <text:p>1.9</text:p>
          </table:table-cell>
          <table:table-cell office:value-type="float" office:value="1.819508128386828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1.7999999999999999E-2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47.64799999999997" table:style-name="ce13">
            <text:p>14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1.2191157347204163E-4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13T00:00:00" table:style-name="ce5">
            <text:p>13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0M38.250S" table:style-name="ce6">
            <text:p>00:10: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3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0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457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96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6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0168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185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432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735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184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759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698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431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4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8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1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6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400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74480 0 13977 1313658 6310 0 439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8163 0 3312 326898 2300 0 211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9124 0 4356 327655 1502 0 84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9766 0 3603 328254 874 0 68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7427 0 2704 330850 1633 0 75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801448 50 380 0 0 0 0 2 0 1 0 0 0 328 0 16095 72 0 0 0 0 0 0 0 22 0 0 0 0 0 0 0 0 12307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6506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4290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3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6589884 0 375312 33295 5813441 16136 0 371 103936 266 247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027886657 5767061 <text:s text:c="3"/>0 <text:s text:c="3"/>0 <text:s text:c="3"/>0 <text:s text:c="4"/>0 <text:s text:c="9"/>0 <text:s text:c="8"/>0 3027886657 576706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7295062 <text:s text:c="2"/>63049 <text:s text:c="3"/>0 <text:s text:c="3"/>6 <text:s text:c="3"/>0 <text:s text:c="4"/>0 <text:s text:c="9"/>0 <text:s text:c="8"/>0 114932663 <text:s text:c="2"/>8798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227 20060 796190 253724 3863 120166 995640 966356 0 75868 1220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125 20029 795138 253116 3863 120166 995640 966356 0 75756 12198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72 0 0 0 0 0 72 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44 0 0 0 0 0 444 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66 105862 21 18 5 53 21 68 20 0 1 0 4 2928640 399 4294967295 15073280 15173116 0 0 0 0 0 4096 536946211 4294967295 0 0 0 0 0 0 164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399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3049 errors:0 dropped:6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8798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7295062 (7.2 MB) <text:s/>TX bytes:114932663 (114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767061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76706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027886657 (3.0 GB) <text:s/>TX bytes:3027886657 (3.0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8 <text:s text:c="5"/>2952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09722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09722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4" table:style-name="ce1">
            <text:p>98.4</text:p>
          </table:table-cell>
          <table:table-cell office:value-type="float" office:value="1.6" table:style-name="ce1">
            <text:p>1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59.5" table:style-name="ce1">
            <text:p>59.5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71.7" table:style-name="ce1">
            <text:p>7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71.099999999999994" table:style-name="ce1">
            <text:p>71.1</text:p>
          </table:table-cell>
          <table:table-cell office:value-type="float" office:value="16.2" table:style-name="ce1">
            <text:p>16.2</text:p>
          </table:table-cell>
          <table:table-cell office:value-type="float" office:value="0.1" table:style-name="ce1">
            <text:p>0.1</text:p>
          </table:table-cell>
          <table:table-cell office:value-type="float" office:value="12.7" table:style-name="ce1">
            <text:p>12.7</text:p>
          </table:table-cell>
          <table:table-cell office:value-type="float" office:value="87.3" table:style-name="ce1">
            <text:p>87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23" table:style-name="ce1">
            <text:p>23</text:p>
          </table:table-cell>
          <table:table-cell office:value-type="float" office:value="0.2" table:style-name="ce1">
            <text:p>0.2</text:p>
          </table:table-cell>
          <table:table-cell office:value-type="float" office:value="59.7" table:style-name="ce1">
            <text:p>59.7</text:p>
          </table:table-cell>
          <table:table-cell office:value-type="float" office:value="40.1" table:style-name="ce1">
            <text:p>40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14.8" table:style-name="ce1">
            <text:p>14.8</text:p>
          </table:table-cell>
          <table:table-cell office:value-type="float" office:value="24.4" table:style-name="ce1">
            <text:p>24.4</text:p>
          </table:table-cell>
          <table:table-cell office:value-type="float" office:value="0" table:style-name="ce1">
            <text:p>0</text:p>
          </table:table-cell>
          <table:table-cell office:value-type="float" office:value="60.8" table:style-name="ce1">
            <text:p>60.8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72" table:style-name="ce1">
            <text:p>32.72</text:p>
          </table:table-cell>
          <table:table-cell office:value-type="float" office:value="15.26" table:style-name="ce1">
            <text:p>15.26</text:p>
          </table:table-cell>
          <table:table-cell office:value-type="float" office:value="6.0000000000000012E-2" table:style-name="ce1">
            <text:p>0.06</text:p>
          </table:table-cell>
          <table:table-cell office:value-type="float" office:value="51.980000000000004" table:style-name="ce1">
            <text:p>51.98</text:p>
          </table:table-cell>
          <table:table-cell office:value-type="float" office:value="47.98" table:style-name="ce1">
            <text:p>47.98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09722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2" table:style-name="ce11">
            <text:p>32.0</text:p>
          </table:table-cell>
          <table:table-cell office:value-type="float" office:value="15.960000000000003" table:style-name="ce11">
            <text:p>16.0</text:p>
          </table:table-cell>
          <table:table-cell office:value-type="float" office:value="0.13999999999999999" table:style-name="ce11">
            <text:p>0.1</text:p>
          </table:table-cell>
          <table:table-cell office:value-type="float" office:value="51.92" table:style-name="ce11">
            <text:p>5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4.159999999999997" table:style-name="ce11">
            <text:p>34.2</text:p>
          </table:table-cell>
          <table:table-cell office:value-type="float" office:value="16.3" table:style-name="ce11">
            <text:p>16.3</text:p>
          </table:table-cell>
          <table:table-cell office:value-type="float" office:value="0.22000000000000003" table:style-name="ce11">
            <text:p>0.2</text:p>
          </table:table-cell>
          <table:table-cell office:value-type="float" office:value="49.3" table:style-name="ce11">
            <text:p>4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3.9" table:style-name="ce11">
            <text:p>33.9</text:p>
          </table:table-cell>
          <table:table-cell office:value-type="float" office:value="14.919999999999998" table:style-name="ce11">
            <text:p>14.9</text:p>
          </table:table-cell>
          <table:table-cell office:value-type="float" office:value="0.04" table:style-name="ce11">
            <text:p>0.0</text:p>
          </table:table-cell>
          <table:table-cell office:value-type="float" office:value="51.11999999999999" table:style-name="ce11">
            <text:p>51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4.019999999999996" table:style-name="ce11">
            <text:p>34.0</text:p>
          </table:table-cell>
          <table:table-cell office:value-type="float" office:value="14.280000000000001" table:style-name="ce11">
            <text:p>14.3</text:p>
          </table:table-cell>
          <table:table-cell office:value-type="float" office:value="0.18" table:style-name="ce11">
            <text:p>0.2</text:p>
          </table:table-cell>
          <table:table-cell office:value-type="float" office:value="51.54" table:style-name="ce11">
            <text:p>51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09722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09722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0" table:style-name="ce1">
            <text:p>0</text:p>
          </table:table-cell>
          <table:table-cell office:value-type="float" office:value="83.4" table:style-name="ce1">
            <text:p>83.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0" table:style-name="ce1">
            <text:p>0</text:p>
          </table:table-cell>
          <table:table-cell office:value-type="float" office:value="1268.8" table:style-name="ce1">
            <text:p>1268.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0.6" table:style-name="ce1">
            <text:p>0.6</text:p>
          </table:table-cell>
          <table:table-cell office:value-type="float" office:value="2997.2" table:style-name="ce1">
            <text:p>2997.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0" table:style-name="ce1">
            <text:p>0</text:p>
          </table:table-cell>
          <table:table-cell office:value-type="float" office:value="572.20000000000005" table:style-name="ce1">
            <text:p>572.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12" table:formula="msoxl:=AVERAGE(B2:B6)" table:style-name="ce8">
            <text:p>0.1</text:p>
          </table:table-cell>
          <table:table-cell office:value-type="float" office:value="984.31999999999994" table:formula="msoxl:=AVERAGE(C2:C6)" table:style-name="ce8">
            <text:p>984.3</text:p>
          </table:table-cell>
          <table:table-cell office:value-type="float" office:value="6.6" table:formula="msoxl:=AVERAGE(D2:D6)" table:style-name="ce8">
            <text:p>6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48" table:formula="msoxl:=IF(B8=0,0,MAX(SUMPRODUCT(B2:B6,B2:B6)/SUM(B2:B6)-B8,0))" table:style-name="ce8">
            <text:p>0.5</text:p>
          </table:table-cell>
          <table:table-cell office:value-type="float" office:value="1235.980243823147" table:formula="msoxl:=IF(C8=0,0,MAX(SUMPRODUCT(C2:C6,C2:C6)/SUM(C2:C6)-C8,0))" table:style-name="ce8">
            <text:p>1236.0</text:p>
          </table:table-cell>
          <table:table-cell office:value-type="float" office:value="2.5212121212121215" table:formula="msoxl:=IF(D8=0,0,MAX(SUMPRODUCT(D2:D6,D2:D6)/SUM(D2:D6)-D8,0))" table:style-name="ce8">
            <text:p>2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776.89975617685286" table:formula="msoxl:=ABS(MAX(C2:C6)-C8-C9)" table:style-name="ce8">
            <text:p>776.9</text:p>
          </table:table-cell>
          <table:table-cell office:value-type="float" office:value="1.8787878787878789" table:formula="msoxl:=ABS(MAX(D2:D6)-D8-D9)" table:style-name="ce8">
            <text:p>1.9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09722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09722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20.5" table:style-name="ce1">
            <text:p>20.5</text:p>
          </table:table-cell>
          <table:table-cell office:value-type="float" office:value="20.5" table:style-name="ce1">
            <text:p>2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" table:style-name="ce1">
            <text:p>41</text:p>
          </table:table-cell>
          <table:table-cell table:number-columns-repeated="16128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116.1" table:style-name="ce1">
            <text:p>116.1</text:p>
          </table:table-cell>
          <table:table-cell office:value-type="float" office:value="116.1" table:style-name="ce1">
            <text:p>11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2.2" table:style-name="ce1">
            <text:p>232.2</text:p>
          </table:table-cell>
          <table:table-cell table:number-columns-repeated="16128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301.8" table:style-name="ce1">
            <text:p>301.8</text:p>
          </table:table-cell>
          <table:table-cell office:value-type="float" office:value="301.8" table:style-name="ce1">
            <text:p>30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03.6" table:style-name="ce1">
            <text:p>603.6</text:p>
          </table:table-cell>
          <table:table-cell table:number-columns-repeated="16128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72.099999999999994" table:style-name="ce1">
            <text:p>72.1</text:p>
          </table:table-cell>
          <table:table-cell office:value-type="float" office:value="72.099999999999994" table:style-name="ce1">
            <text:p>7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4.19999999999999" table:style-name="ce1">
            <text:p>144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2.1" table:formula="msoxl:=AVERAGE(B2:B6)" table:style-name="ce8">
            <text:p>102.1</text:p>
          </table:table-cell>
          <table:table-cell office:value-type="float" office:value="102.1" table:formula="msoxl:=AVERAGE(C2:C6)" table:style-name="ce8">
            <text:p>102.1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3.72979431929485" table:formula="msoxl:=IF(B8=0,0,MAX(SUMPRODUCT(B2:B6,B2:B6)/SUM(B2:B6)-B8,0))" table:style-name="ce8">
            <text:p>113.7</text:p>
          </table:table-cell>
          <table:table-cell office:value-type="float" office:value="113.72979431929485" table:formula="msoxl:=IF(C8=0,0,MAX(SUMPRODUCT(C2:C6,C2:C6)/SUM(C2:C6)-C8,0))" table:style-name="ce8">
            <text:p>113.7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5.970205680705163" table:formula="msoxl:=ABS(MAX(B2:B6)-B8-B9)" table:style-name="ce8">
            <text:p>86.0</text:p>
          </table:table-cell>
          <table:table-cell office:value-type="float" office:value="85.970205680705163" table:formula="msoxl:=ABS(MAX(C2:C6)-C8-C9)" table:style-name="ce8">
            <text:p>86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15.82979431929485" table:formula="msoxl:=B8+ B9" table:style-name="ce8">
            <text:p>215.8</text:p>
          </table:table-cell>
          <table:table-cell office:value-type="float" office:value="215.82979431929485" table:formula="msoxl:=C8+ C9" table:style-name="ce8">
            <text:p>215.8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09722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09722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2.9" table:style-name="ce1">
            <text:p>2.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9" table:style-name="ce1">
            <text:p>5.9</text:p>
          </table:table-cell>
          <table:table-cell table:number-columns-repeated="16128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3.2" table:style-name="ce1">
            <text:p>3.2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3000000000000007" table:style-name="ce1">
            <text:p>6.3</text:p>
          </table:table-cell>
          <table:table-cell table:number-columns-repeated="16128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1.4" table:style-name="ce1">
            <text:p>1.4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9" table:style-name="ce1">
            <text:p>2.9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04" table:formula="msoxl:=AVERAGE(B2:B6)" table:style-name="ce8">
            <text:p>2.0</text:p>
          </table:table-cell>
          <table:table-cell office:value-type="float" office:value="2.06" table:formula="msoxl:=AVERAGE(C2:C6)" table:style-name="ce8">
            <text:p>2.1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69529411764705884" table:formula="msoxl:=IF(B8=0,0,MAX(SUMPRODUCT(B2:B6,B2:B6)/SUM(B2:B6)-B8,0))" table:style-name="ce8">
            <text:p>0.7</text:p>
          </table:table-cell>
          <table:table-cell office:value-type="float" office:value="0.67300970873786348" table:formula="msoxl:=IF(C8=0,0,MAX(SUMPRODUCT(C2:C6,C2:C6)/SUM(C2:C6)-C8,0))" table:style-name="ce8">
            <text:p>0.7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4647058823529413" table:formula="msoxl:=ABS(MAX(B2:B6)-B8-B9)" table:style-name="ce8">
            <text:p>0.5</text:p>
          </table:table-cell>
          <table:table-cell office:value-type="float" office:value="0.36699029126213656" table:formula="msoxl:=ABS(MAX(C2:C6)-C8-C9)" table:style-name="ce8">
            <text:p>0.4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7352941176470589" table:formula="msoxl:=B8+ B9" table:style-name="ce8">
            <text:p>2.7</text:p>
          </table:table-cell>
          <table:table-cell office:value-type="float" office:value="2.7330097087378635" table:formula="msoxl:=C8+ C9" table:style-name="ce8">
            <text:p>2.7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09722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09722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06" table:formula="msoxl:=AVERAGE(B2:B6)" table:style-name="ce8">
            <text:p>0.1</text:p>
          </table:table-cell>
          <table:table-cell office:value-type="float" office:value="0.06" table:formula="msoxl:=AVERAGE(C2:C6)" table:style-name="ce8">
            <text:p>0.1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24" table:formula="msoxl:=IF(B8=0,0,MAX(SUMPRODUCT(B2:B6,B2:B6)/SUM(B2:B6)-B8,0))" table:style-name="ce8">
            <text:p>0.2</text:p>
          </table:table-cell>
          <table:table-cell office:value-type="float" office:value="0.24" table:formula="msoxl:=IF(C8=0,0,MAX(SUMPRODUCT(C2:C6,C2:C6)/SUM(C2:C6)-C8,0))" table:style-name="ce8">
            <text:p>0.2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3" table:formula="msoxl:=B8+ B9" table:style-name="ce8">
            <text:p>0.3</text:p>
          </table:table-cell>
          <table:table-cell office:value-type="float" office:value="0.3" table:formula="msoxl:=C8+ C9" table:style-name="ce8">
            <text:p>0.3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09722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09722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41.7" table:style-name="ce1">
            <text:p>41.7</text:p>
          </table:table-cell>
          <table:table-cell office:value-type="float" office:value="41.7" table:style-name="ce1">
            <text:p>4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3.4" table:style-name="ce1">
            <text:p>83.4</text:p>
          </table:table-cell>
          <table:table-cell table:number-columns-repeated="16128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634.4" table:style-name="ce1">
            <text:p>634.4</text:p>
          </table:table-cell>
          <table:table-cell office:value-type="float" office:value="634.4" table:style-name="ce1">
            <text:p>63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68.8" table:style-name="ce1">
            <text:p>1268.8</text:p>
          </table:table-cell>
          <table:table-cell table:number-columns-repeated="16128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1498.6" table:style-name="ce1">
            <text:p>1498.6</text:p>
          </table:table-cell>
          <table:table-cell office:value-type="float" office:value="1498.6" table:style-name="ce1">
            <text:p>149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97.2" table:style-name="ce1">
            <text:p>2997.2</text:p>
          </table:table-cell>
          <table:table-cell table:number-columns-repeated="16128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286.10000000000002" table:style-name="ce1">
            <text:p>286.1</text:p>
          </table:table-cell>
          <table:table-cell office:value-type="float" office:value="286.10000000000002" table:style-name="ce1">
            <text:p>28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2.20000000000005" table:style-name="ce1">
            <text:p>572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92.15999999999997" table:formula="msoxl:=AVERAGE(B2:B6)" table:style-name="ce8">
            <text:p>492.2</text:p>
          </table:table-cell>
          <table:table-cell office:value-type="float" office:value="492.15999999999997" table:formula="msoxl:=AVERAGE(C2:C6)" table:style-name="ce8">
            <text:p>492.2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17.99012191157351" table:formula="msoxl:=IF(B8=0,0,MAX(SUMPRODUCT(B2:B6,B2:B6)/SUM(B2:B6)-B8,0))" table:style-name="ce8">
            <text:p>618.0</text:p>
          </table:table-cell>
          <table:table-cell office:value-type="float" office:value="617.99012191157351" table:formula="msoxl:=IF(C8=0,0,MAX(SUMPRODUCT(C2:C6,C2:C6)/SUM(C2:C6)-C8,0))" table:style-name="ce8">
            <text:p>618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88.44987808842643" table:formula="msoxl:=ABS(MAX(B2:B6)-B8-B9)" table:style-name="ce8">
            <text:p>388.4</text:p>
          </table:table-cell>
          <table:table-cell office:value-type="float" office:value="388.44987808842643" table:formula="msoxl:=ABS(MAX(C2:C6)-C8-C9)" table:style-name="ce8">
            <text:p>388.4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10.1501219115735" table:formula="msoxl:=B8+ B9" table:style-name="ce8">
            <text:p>1110.2</text:p>
          </table:table-cell>
          <table:table-cell office:value-type="float" office:value="1110.1501219115735" table:formula="msoxl:=C8+ C9" table:style-name="ce8">
            <text:p>1110.2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09722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09722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" table:style-name="ce1">
            <text:p>10</text:p>
          </table:table-cell>
          <table:table-cell table:number-columns-repeated="16128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3" table:formula="msoxl:=AVERAGE(B2:B6)" table:style-name="ce8">
            <text:p>3.3</text:p>
          </table:table-cell>
          <table:table-cell office:value-type="float" office:value="3.3" table:formula="msoxl:=AVERAGE(C2:C6)" table:style-name="ce8">
            <text:p>3.3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606060606060607" table:formula="msoxl:=IF(B8=0,0,MAX(SUMPRODUCT(B2:B6,B2:B6)/SUM(B2:B6)-B8,0))" table:style-name="ce8">
            <text:p>1.3</text:p>
          </table:table-cell>
          <table:table-cell office:value-type="float" office:value="1.2606060606060607" table:formula="msoxl:=IF(C8=0,0,MAX(SUMPRODUCT(C2:C6,C2:C6)/SUM(C2:C6)-C8,0))" table:style-name="ce8">
            <text:p>1.3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93939393939393945" table:formula="msoxl:=ABS(MAX(B2:B6)-B8-B9)" table:style-name="ce8">
            <text:p>0.9</text:p>
          </table:table-cell>
          <table:table-cell office:value-type="float" office:value="0.93939393939393945" table:formula="msoxl:=ABS(MAX(C2:C6)-C8-C9)" table:style-name="ce8">
            <text:p>0.9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5606060606060606" table:formula="msoxl:=B8+ B9" table:style-name="ce8">
            <text:p>4.6</text:p>
          </table:table-cell>
          <table:table-cell office:value-type="float" office:value="4.5606060606060606" table:formula="msoxl:=C8+ C9" table:style-name="ce8">
            <text:p>4.6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09722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8" table:formula="msoxl:=AVERAGE(B2:B6)" table:style-name="ce8">
            <text:p>56.8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0563380281709556E-3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9894366197183331" table:formula="msoxl:=ABS(MAX(B2:B6)-B8-B9)" table:style-name="ce8">
            <text:p>0.3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09722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09722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35.1000000000004" table:style-name="ce1">
            <text:p>4635.1</text:p>
          </table:table-cell>
          <table:table-cell office:value-type="float" office:value="3980.8" table:style-name="ce1">
            <text:p>3980.8</text:p>
          </table:table-cell>
          <table:table-cell office:value-type="float" office:value="654.4" table:style-name="ce1">
            <text:p>654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9.8" table:style-name="ce1">
            <text:p>679.8</text:p>
          </table:table-cell>
          <table:table-cell office:value-type="float" office:value="1969.7" table:style-name="ce1">
            <text:p>1969.7</text:p>
          </table:table-cell>
          <table:table-cell office:value-type="float" office:value="-1" table:style-name="ce1">
            <text:p>-1</text:p>
          </table:table-cell>
          <table:table-cell office:value-type="float" office:value="93.9" table:style-name="ce1">
            <text:p>93.9</text:p>
          </table:table-cell>
          <table:table-cell office:value-type="float" office:value="0" table:style-name="ce1">
            <text:p>0</text:p>
          </table:table-cell>
          <table:table-cell office:value-type="float" office:value="408.7" table:style-name="ce1">
            <text:p>408.7</text:p>
          </table:table-cell>
          <table:table-cell table:number-columns-repeated="16368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15.5" table:style-name="ce1">
            <text:p>4615.5</text:p>
          </table:table-cell>
          <table:table-cell office:value-type="float" office:value="3962.8" table:style-name="ce1">
            <text:p>3962.8</text:p>
          </table:table-cell>
          <table:table-cell office:value-type="float" office:value="652.70000000000005" table:style-name="ce1">
            <text:p>652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7.6" table:style-name="ce1">
            <text:p>697.6</text:p>
          </table:table-cell>
          <table:table-cell office:value-type="float" office:value="1976.1" table:style-name="ce1">
            <text:p>1976.1</text:p>
          </table:table-cell>
          <table:table-cell office:value-type="float" office:value="-1" table:style-name="ce1">
            <text:p>-1</text:p>
          </table:table-cell>
          <table:table-cell office:value-type="float" office:value="94.5" table:style-name="ce1">
            <text:p>94.5</text:p>
          </table:table-cell>
          <table:table-cell office:value-type="float" office:value="0" table:style-name="ce1">
            <text:p>0</text:p>
          </table:table-cell>
          <table:table-cell office:value-type="float" office:value="421.8" table:style-name="ce1">
            <text:p>421.8</text:p>
          </table:table-cell>
          <table:table-cell table:number-columns-repeated="16368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9.8999999999996" table:style-name="ce1">
            <text:p>4459.9</text:p>
          </table:table-cell>
          <table:table-cell office:value-type="float" office:value="3807.9" table:style-name="ce1">
            <text:p>3807.9</text:p>
          </table:table-cell>
          <table:table-cell office:value-type="float" office:value="652.1" table:style-name="ce1">
            <text:p>652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6.1" table:style-name="ce1">
            <text:p>726.1</text:p>
          </table:table-cell>
          <table:table-cell office:value-type="float" office:value="2127.3000000000002" table:style-name="ce1">
            <text:p>2127.3</text:p>
          </table:table-cell>
          <table:table-cell office:value-type="float" office:value="-1" table:style-name="ce1">
            <text:p>-1</text:p>
          </table:table-cell>
          <table:table-cell office:value-type="float" office:value="94.6" table:style-name="ce1">
            <text:p>94.6</text:p>
          </table:table-cell>
          <table:table-cell office:value-type="float" office:value="0" table:style-name="ce1">
            <text:p>0</text:p>
          </table:table-cell>
          <table:table-cell office:value-type="float" office:value="425.8" table:style-name="ce1">
            <text:p>425.8</text:p>
          </table:table-cell>
          <table:table-cell table:number-columns-repeated="16368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1.1000000000004" table:style-name="ce1">
            <text:p>4461.1</text:p>
          </table:table-cell>
          <table:table-cell office:value-type="float" office:value="3809.7" table:style-name="ce1">
            <text:p>3809.7</text:p>
          </table:table-cell>
          <table:table-cell office:value-type="float" office:value="651.4" table:style-name="ce1">
            <text:p>651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0.6" table:style-name="ce1">
            <text:p>720.6</text:p>
          </table:table-cell>
          <table:table-cell office:value-type="float" office:value="2129.3000000000002" table:style-name="ce1">
            <text:p>2129.3</text:p>
          </table:table-cell>
          <table:table-cell office:value-type="float" office:value="-1" table:style-name="ce1">
            <text:p>-1</text:p>
          </table:table-cell>
          <table:table-cell office:value-type="float" office:value="94.7" table:style-name="ce1">
            <text:p>94.7</text:p>
          </table:table-cell>
          <table:table-cell office:value-type="float" office:value="0" table:style-name="ce1">
            <text:p>0</text:p>
          </table:table-cell>
          <table:table-cell office:value-type="float" office:value="420.2" table:style-name="ce1">
            <text:p>420.2</text:p>
          </table:table-cell>
          <table:table-cell table:number-columns-repeated="16368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77.1000000000004" table:style-name="ce1">
            <text:p>4477.1</text:p>
          </table:table-cell>
          <table:table-cell office:value-type="float" office:value="3825.6" table:style-name="ce1">
            <text:p>3825.6</text:p>
          </table:table-cell>
          <table:table-cell office:value-type="float" office:value="651.6" table:style-name="ce1">
            <text:p>651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4.5" table:style-name="ce1">
            <text:p>704.5</text:p>
          </table:table-cell>
          <table:table-cell office:value-type="float" office:value="2116.9" table:style-name="ce1">
            <text:p>2116.9</text:p>
          </table:table-cell>
          <table:table-cell office:value-type="float" office:value="-1" table:style-name="ce1">
            <text:p>-1</text:p>
          </table:table-cell>
          <table:table-cell office:value-type="float" office:value="94.7" table:style-name="ce1">
            <text:p>94.7</text:p>
          </table:table-cell>
          <table:table-cell office:value-type="float" office:value="0" table:style-name="ce1">
            <text:p>0</text:p>
          </table:table-cell>
          <table:table-cell office:value-type="float" office:value="416.5" table:style-name="ce1">
            <text:p>416.5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09722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09722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09722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7409.1" table:style-name="ce1">
            <text:p>7409.1</text:p>
          </table:table-cell>
          <table:table-cell office:value-type="float" office:value="183.8" table:style-name="ce1">
            <text:p>183.8</text:p>
          </table:table-cell>
          <table:table-cell office:value-type="float" office:value="7409.1" table:style-name="ce1">
            <text:p>7409.1</text:p>
          </table:table-cell>
          <table:table-cell office:value-type="float" office:value="583.4" table:style-name="ce1">
            <text:p>583.4</text:p>
          </table:table-cell>
          <table:table-cell office:value-type="float" office:value="14818.2" table:style-name="ce1">
            <text:p>14818.2</text:p>
          </table:table-cell>
          <table:table-cell office:value-type="float" office:value="767.2" table:style-name="ce1">
            <text:p>767.2</text:p>
          </table:table-cell>
          <table:table-cell office:value-type="float" office:value="7592.9000000000005" table:style-name="ce1">
            <text:p>7592.9</text:p>
          </table:table-cell>
          <table:table-cell office:value-type="float" office:value="-7992.5" table:style-name="ce1">
            <text:p>-7992.5</text:p>
          </table:table-cell>
          <table:table-cell table:number-columns-repeated="16375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8813.6" table:style-name="ce1">
            <text:p>8813.6</text:p>
          </table:table-cell>
          <table:table-cell office:value-type="float" office:value="25.3" table:style-name="ce1">
            <text:p>25.3</text:p>
          </table:table-cell>
          <table:table-cell office:value-type="float" office:value="8813.6" table:style-name="ce1">
            <text:p>8813.6</text:p>
          </table:table-cell>
          <table:table-cell office:value-type="float" office:value="1054.2" table:style-name="ce1">
            <text:p>1054.2</text:p>
          </table:table-cell>
          <table:table-cell office:value-type="float" office:value="17627.2" table:style-name="ce1">
            <text:p>17627.2</text:p>
          </table:table-cell>
          <table:table-cell office:value-type="float" office:value="1079.5" table:style-name="ce1">
            <text:p>1079.5</text:p>
          </table:table-cell>
          <table:table-cell office:value-type="float" office:value="8838.9" table:style-name="ce1">
            <text:p>8838.9</text:p>
          </table:table-cell>
          <table:table-cell office:value-type="float" office:value="-9867.8000000000011" table:style-name="ce1">
            <text:p>-9867.8</text:p>
          </table:table-cell>
          <table:table-cell table:number-columns-repeated="16375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1181.0999999999999" table:style-name="ce1">
            <text:p>1181.1</text:p>
          </table:table-cell>
          <table:table-cell office:value-type="float" office:value="23.7" table:style-name="ce1">
            <text:p>23.7</text:p>
          </table:table-cell>
          <table:table-cell office:value-type="float" office:value="1181.0999999999999" table:style-name="ce1">
            <text:p>1181.1</text:p>
          </table:table-cell>
          <table:table-cell office:value-type="float" office:value="232.8" table:style-name="ce1">
            <text:p>232.8</text:p>
          </table:table-cell>
          <table:table-cell office:value-type="float" office:value="2362.1999999999998" table:style-name="ce1">
            <text:p>2362.2</text:p>
          </table:table-cell>
          <table:table-cell office:value-type="float" office:value="256.5" table:style-name="ce1">
            <text:p>256.5</text:p>
          </table:table-cell>
          <table:table-cell office:value-type="float" office:value="1204.8" table:style-name="ce1">
            <text:p>1204.8</text:p>
          </table:table-cell>
          <table:table-cell office:value-type="float" office:value="-1413.8999999999999" table:style-name="ce1">
            <text:p>-1413.9</text:p>
          </table:table-cell>
          <table:table-cell table:number-columns-repeated="16375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1582.9" table:style-name="ce1">
            <text:p>1582.9</text:p>
          </table:table-cell>
          <table:table-cell office:value-type="float" office:value="14.5" table:style-name="ce1">
            <text:p>14.5</text:p>
          </table:table-cell>
          <table:table-cell office:value-type="float" office:value="1582.9" table:style-name="ce1">
            <text:p>1582.9</text:p>
          </table:table-cell>
          <table:table-cell office:value-type="float" office:value="152.80000000000001" table:style-name="ce1">
            <text:p>152.8</text:p>
          </table:table-cell>
          <table:table-cell office:value-type="float" office:value="3165.8" table:style-name="ce1">
            <text:p>3165.8</text:p>
          </table:table-cell>
          <table:table-cell office:value-type="float" office:value="167.3" table:style-name="ce1">
            <text:p>167.3</text:p>
          </table:table-cell>
          <table:table-cell office:value-type="float" office:value="1597.4" table:style-name="ce1">
            <text:p>1597.4</text:p>
          </table:table-cell>
          <table:table-cell office:value-type="float" office:value="-1735.7" table:style-name="ce1">
            <text:p>-1735.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797.34" table:formula="msoxl:=AVERAGE(B2:B6)" table:style-name="ce8">
            <text:p>3797.3</text:p>
          </table:table-cell>
          <table:table-cell office:value-type="float" office:value="49.6" table:formula="msoxl:=AVERAGE(C2:C6)" table:style-name="ce8">
            <text:p>49.6</text:p>
          </table:table-cell>
          <table:table-cell office:value-type="float" office:value="3797.34" table:formula="msoxl:=AVERAGE(D2:D6)" table:style-name="ce8">
            <text:p>3797.3</text:p>
          </table:table-cell>
          <table:table-cell office:value-type="float" office:value="404.68" table:formula="msoxl:=AVERAGE(E2:E6)" table:style-name="ce8">
            <text:p>404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390.5798275635052" table:formula="msoxl:=IF(B8=0,0,MAX(SUMPRODUCT(B2:B6,B2:B6)/SUM(B2:B6)-B8,0))" table:style-name="ce8">
            <text:p>3390.6</text:p>
          </table:table-cell>
          <table:table-cell office:value-type="float" office:value="92.315161290322578" table:formula="msoxl:=IF(C8=0,0,MAX(SUMPRODUCT(C2:C6,C2:C6)/SUM(C2:C6)-C8,0))" table:style-name="ce8">
            <text:p>92.3</text:p>
          </table:table-cell>
          <table:table-cell office:value-type="float" office:value="3390.5798275635052" table:formula="msoxl:=IF(D8=0,0,MAX(SUMPRODUCT(D2:D6,D2:D6)/SUM(D2:D6)-D8,0))" table:style-name="ce8">
            <text:p>3390.6</text:p>
          </table:table-cell>
          <table:table-cell office:value-type="float" office:value="351.09588217851154" table:formula="msoxl:=IF(E8=0,0,MAX(SUMPRODUCT(E2:E6,E2:E6)/SUM(E2:E6)-E8,0))" table:style-name="ce8">
            <text:p>351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625.680172436495" table:formula="msoxl:=ABS(MAX(B2:B6)-B8-B9)" table:style-name="ce8">
            <text:p>1625.7</text:p>
          </table:table-cell>
          <table:table-cell office:value-type="float" office:value="41.884838709677439" table:formula="msoxl:=ABS(MAX(C2:C6)-C8-C9)" table:style-name="ce8">
            <text:p>41.9</text:p>
          </table:table-cell>
          <table:table-cell office:value-type="float" office:value="1625.680172436495" table:formula="msoxl:=ABS(MAX(D2:D6)-D8-D9)" table:style-name="ce8">
            <text:p>1625.7</text:p>
          </table:table-cell>
          <table:table-cell office:value-type="float" office:value="298.42411782148844" table:formula="msoxl:=ABS(MAX(E2:E6)-E8-E9)" table:style-name="ce8">
            <text:p>298.4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09722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09722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0" table:style-name="ce1">
            <text:p>0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24657.1" table:style-name="ce1">
            <text:p>24657.1</text:p>
          </table:table-cell>
          <table:table-cell office:value-type="float" office:value="559.1" table:style-name="ce1">
            <text:p>559.1</text:p>
          </table:table-cell>
          <table:table-cell office:value-type="float" office:value="24657.1" table:style-name="ce1">
            <text:p>24657.1</text:p>
          </table:table-cell>
          <table:table-cell office:value-type="float" office:value="936.5" table:style-name="ce1">
            <text:p>936.5</text:p>
          </table:table-cell>
          <table:table-cell table:number-columns-repeated="16379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31749.9" table:style-name="ce1">
            <text:p>31749.9</text:p>
          </table:table-cell>
          <table:table-cell office:value-type="float" office:value="279.2" table:style-name="ce1">
            <text:p>279.2</text:p>
          </table:table-cell>
          <table:table-cell office:value-type="float" office:value="31749.9" table:style-name="ce1">
            <text:p>31749.9</text:p>
          </table:table-cell>
          <table:table-cell office:value-type="float" office:value="780.3" table:style-name="ce1">
            <text:p>780.3</text:p>
          </table:table-cell>
          <table:table-cell table:number-columns-repeated="16379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4235" table:style-name="ce1">
            <text:p>4235</text:p>
          </table:table-cell>
          <table:table-cell office:value-type="float" office:value="115.1" table:style-name="ce1">
            <text:p>115.1</text:p>
          </table:table-cell>
          <table:table-cell office:value-type="float" office:value="4235" table:style-name="ce1">
            <text:p>4235</text:p>
          </table:table-cell>
          <table:table-cell office:value-type="float" office:value="221.4" table:style-name="ce1">
            <text:p>221.4</text:p>
          </table:table-cell>
          <table:table-cell table:number-columns-repeated="16379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5581.7" table:style-name="ce1">
            <text:p>5581.7</text:p>
          </table:table-cell>
          <table:table-cell office:value-type="float" office:value="70.8" table:style-name="ce1">
            <text:p>70.8</text:p>
          </table:table-cell>
          <table:table-cell office:value-type="float" office:value="5581.7" table:style-name="ce1">
            <text:p>5581.7</text:p>
          </table:table-cell>
          <table:table-cell office:value-type="float" office:value="141.5" table:style-name="ce1">
            <text:p>141.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244.74" table:formula="msoxl:=AVERAGE(B2:B6)" table:style-name="ce8">
            <text:p>13244.7</text:p>
          </table:table-cell>
          <table:table-cell office:value-type="float" office:value="207.2" table:formula="msoxl:=AVERAGE(C2:C6)" table:style-name="ce8">
            <text:p>207.2</text:p>
          </table:table-cell>
          <table:table-cell office:value-type="float" office:value="13244.74" table:formula="msoxl:=AVERAGE(D2:D6)" table:style-name="ce8">
            <text:p>13244.7</text:p>
          </table:table-cell>
          <table:table-cell office:value-type="float" office:value="416.12" table:formula="msoxl:=AVERAGE(E2:E6)" table:style-name="ce8">
            <text:p>416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899.118321265652" table:formula="msoxl:=IF(B8=0,0,MAX(SUMPRODUCT(B2:B6,B2:B6)/SUM(B2:B6)-B8,0))" table:style-name="ce8">
            <text:p>11899.1</text:p>
          </table:table-cell>
          <table:table-cell office:value-type="float" office:value="187.53488416988421" table:formula="msoxl:=IF(C8=0,0,MAX(SUMPRODUCT(C2:C6,C2:C6)/SUM(C2:C6)-C8,0))" table:style-name="ce8">
            <text:p>187.5</text:p>
          </table:table-cell>
          <table:table-cell office:value-type="float" office:value="11899.118321265652" table:formula="msoxl:=IF(D8=0,0,MAX(SUMPRODUCT(D2:D6,D2:D6)/SUM(D2:D6)-D8,0))" table:style-name="ce8">
            <text:p>11899.1</text:p>
          </table:table-cell>
          <table:table-cell office:value-type="float" office:value="331.23237912140723" table:formula="msoxl:=IF(E8=0,0,MAX(SUMPRODUCT(E2:E6,E2:E6)/SUM(E2:E6)-E8,0))" table:style-name="ce8">
            <text:p>331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606.0416787343511" table:formula="msoxl:=ABS(MAX(B2:B6)-B8-B9)" table:style-name="ce8">
            <text:p>6606.0</text:p>
          </table:table-cell>
          <table:table-cell office:value-type="float" office:value="164.36511583011583" table:formula="msoxl:=ABS(MAX(C2:C6)-C8-C9)" table:style-name="ce8">
            <text:p>164.4</text:p>
          </table:table-cell>
          <table:table-cell office:value-type="float" office:value="6606.0416787343511" table:formula="msoxl:=ABS(MAX(D2:D6)-D8-D9)" table:style-name="ce8">
            <text:p>6606.0</text:p>
          </table:table-cell>
          <table:table-cell office:value-type="float" office:value="189.14762087859276" table:formula="msoxl:=ABS(MAX(E2:E6)-E8-E9)" table:style-name="ce8">
            <text:p>189.1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09722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09722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09722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8813.5" table:style-name="ce1">
            <text:p>2881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2" table:style-name="ce1">
            <text:p>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5770.1" table:style-name="ce1">
            <text:p>3577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5011.3999999999996" table:style-name="ce1">
            <text:p>5011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6" table:style-name="ce1">
            <text:p>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6702.4" table:style-name="ce1">
            <text:p>670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09722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09722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93" table:style-name="ce1">
            <text:p>5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8070" table:style-name="ce1">
            <text:p>8070</text:p>
          </table:table-cell>
          <table:table-cell office:value-type="float" office:value="416" table:style-name="ce1">
            <text:p>416</text:p>
          </table:table-cell>
          <table:table-cell office:value-type="float" office:value="-1" table:style-name="ce1">
            <text:p>-1</text:p>
          </table:table-cell>
          <table:table-cell office:value-type="float" office:value="198066" table:style-name="ce1">
            <text:p>19806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19" table:style-name="ce1">
            <text:p>1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" table:style-name="ce1">
            <text:p>49</text:p>
          </table:table-cell>
          <table:table-cell table:number-columns-repeated="16346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4" table:style-name="ce1">
            <text:p>96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9" table:style-name="ce1">
            <text:p>1379</text:p>
          </table:table-cell>
          <table:table-cell office:value-type="float" office:value="0" table:style-name="ce1">
            <text:p>0</text:p>
          </table:table-cell>
          <table:table-cell office:value-type="float" office:value="-7207" table:style-name="ce1">
            <text:p>-7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8067" table:style-name="ce1">
            <text:p>-198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table:number-columns-repeated="16346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7" table:style-name="ce1">
            <text:p>9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42" table:style-name="ce1">
            <text:p>6342</text:p>
          </table:table-cell>
          <table:table-cell office:value-type="float" office:value="0" table:style-name="ce1">
            <text:p>0</text:p>
          </table:table-cell>
          <table:table-cell office:value-type="float" office:value="2371" table:style-name="ce1">
            <text:p>23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46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36" table:style-name="ce1">
            <text:p>5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417" table:style-name="ce1">
            <text:p>-6417</text:p>
          </table:table-cell>
          <table:table-cell office:value-type="float" office:value="0" table:style-name="ce1">
            <text:p>0</text:p>
          </table:table-cell>
          <table:table-cell office:value-type="float" office:value="-2757" table:style-name="ce1">
            <text:p>-27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93" table:style-name="ce1">
            <text:p>5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3" table:style-name="ce1">
            <text:p>223</text:p>
          </table:table-cell>
          <table:table-cell office:value-type="float" office:value="0" table:style-name="ce1">
            <text:p>0</text:p>
          </table:table-cell>
          <table:table-cell office:value-type="float" office:value="5134" table:style-name="ce1">
            <text:p>5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64" table:style-name="ce1">
            <text:p>-64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0H38M26.000S" table:style-name="ce9">
            <text:p>10:38:26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38M26.000S" table:style-name="ce10">
            <text:p>10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0H38M56.000S" table:style-name="ce9">
            <text:p>10:38:56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38M56.000S" table:style-name="ce10">
            <text:p>10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0H39M26.000S" table:style-name="ce9">
            <text:p>10:39:26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39M26.000S" table:style-name="ce10">
            <text:p>10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0H39M56.000S" table:style-name="ce9">
            <text:p>10:39:56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39M56.000S" table:style-name="ce10">
            <text:p>10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0H40M26.000S" table:style-name="ce9">
            <text:p>10:40:26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40M26.000S" table:style-name="ce10">
            <text:p>10:40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09722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5.2" table:style-name="ce1">
            <text:p>5.2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93.2" table:style-name="ce1">
            <text:p>93.2</text:p>
          </table:table-cell>
          <table:table-cell office:value-type="float" office:value="6.1000000000000005" table:style-name="ce1">
            <text:p>6.1</text:p>
          </table:table-cell>
          <table:table-cell table:number-columns-repeated="16378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56.2" table:style-name="ce1">
            <text:p>56.2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69" table:style-name="ce1">
            <text:p>69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15.9" table:style-name="ce1">
            <text:p>15.9</text:p>
          </table:table-cell>
          <table:table-cell office:value-type="float" office:value="84.1" table:style-name="ce1">
            <text:p>84.1</text:p>
          </table:table-cell>
          <table:table-cell table:number-columns-repeated="16378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15.2" table:style-name="ce1">
            <text:p>15.2</text:p>
          </table:table-cell>
          <table:table-cell office:value-type="float" office:value="24.4" table:style-name="ce1">
            <text:p>24.4</text:p>
          </table:table-cell>
          <table:table-cell office:value-type="float" office:value="0" table:style-name="ce1">
            <text:p>0</text:p>
          </table:table-cell>
          <table:table-cell office:value-type="float" office:value="60.5" table:style-name="ce1">
            <text:p>60.5</text:p>
          </table:table-cell>
          <table:table-cell office:value-type="float" office:value="39.599999999999994" table:style-name="ce1">
            <text:p>39.6</text:p>
          </table:table-cell>
          <table:table-cell table:number-columns-repeated="16378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14.4" table:style-name="ce1">
            <text:p>14.4</text:p>
          </table:table-cell>
          <table:table-cell office:value-type="float" office:value="27.6" table:style-name="ce1">
            <text:p>27.6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" table:style-name="ce1">
            <text:p>32</text:p>
          </table:table-cell>
          <table:table-cell office:value-type="float" office:value="15.960000000000003" table:style-name="ce1">
            <text:p>15.96</text:p>
          </table:table-cell>
          <table:table-cell office:value-type="float" office:value="0.13999999999999999" table:style-name="ce1">
            <text:p>0.14</text:p>
          </table:table-cell>
          <table:table-cell office:value-type="float" office:value="51.92" table:style-name="ce1">
            <text:p>51.92</text:p>
          </table:table-cell>
          <table:table-cell office:value-type="float" office:value="47.959999999999994" table:style-name="ce1">
            <text:p>47.9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09722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5.4" table:style-name="ce1">
            <text:p>5.4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92.9" table:style-name="ce1">
            <text:p>92.9</text:p>
          </table:table-cell>
          <table:table-cell office:value-type="float" office:value="6.6000000000000005" table:style-name="ce1">
            <text:p>6.6</text:p>
          </table:table-cell>
          <table:table-cell table:number-columns-repeated="16378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60.3" table:style-name="ce1">
            <text:p>60.3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27.8" table:style-name="ce1">
            <text:p>27.8</text:p>
          </table:table-cell>
          <table:table-cell office:value-type="float" office:value="72.2" table:style-name="ce1">
            <text:p>72.2</text:p>
          </table:table-cell>
          <table:table-cell table:number-columns-repeated="16378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71.8" table:style-name="ce1">
            <text:p>71.8</text:p>
          </table:table-cell>
          <table:table-cell office:value-type="float" office:value="18.5" table:style-name="ce1">
            <text:p>18.5</text:p>
          </table:table-cell>
          <table:table-cell office:value-type="float" office:value="0.3" table:style-name="ce1">
            <text:p>0.3</text:p>
          </table:table-cell>
          <table:table-cell office:value-type="float" office:value="9.4" table:style-name="ce1">
            <text:p>9.4</text:p>
          </table:table-cell>
          <table:table-cell office:value-type="float" office:value="90.3" table:style-name="ce1">
            <text:p>90.3</text:p>
          </table:table-cell>
          <table:table-cell table:number-columns-repeated="16378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17.7" table:style-name="ce1">
            <text:p>17.7</text:p>
          </table:table-cell>
          <table:table-cell office:value-type="float" office:value="23.8" table:style-name="ce1">
            <text:p>23.8</text:p>
          </table:table-cell>
          <table:table-cell office:value-type="float" office:value="0.4" table:style-name="ce1">
            <text:p>0.4</text:p>
          </table:table-cell>
          <table:table-cell office:value-type="float" office:value="58.1" table:style-name="ce1">
            <text:p>58.1</text:p>
          </table:table-cell>
          <table:table-cell office:value-type="float" office:value="41.5" table:style-name="ce1">
            <text:p>41.5</text:p>
          </table:table-cell>
          <table:table-cell table:number-columns-repeated="16378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15.6" table:style-name="ce1">
            <text:p>15.6</text:p>
          </table:table-cell>
          <table:table-cell office:value-type="float" office:value="26.1" table:style-name="ce1">
            <text:p>26.1</text:p>
          </table:table-cell>
          <table:table-cell office:value-type="float" office:value="0" table:style-name="ce1">
            <text:p>0</text:p>
          </table:table-cell>
          <table:table-cell office:value-type="float" office:value="58.3" table:style-name="ce1">
            <text:p>58.3</text:p>
          </table:table-cell>
          <table:table-cell office:value-type="float" office:value="41.7" table:style-name="ce1">
            <text:p>41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4.159999999999997" table:style-name="ce1">
            <text:p>34.16</text:p>
          </table:table-cell>
          <table:table-cell office:value-type="float" office:value="16.3" table:style-name="ce1">
            <text:p>16.3</text:p>
          </table:table-cell>
          <table:table-cell office:value-type="float" office:value="0.22000000000000003" table:style-name="ce1">
            <text:p>0.22</text:p>
          </table:table-cell>
          <table:table-cell office:value-type="float" office:value="49.3" table:style-name="ce1">
            <text:p>49.3</text:p>
          </table:table-cell>
          <table:table-cell office:value-type="float" office:value="50.46" table:style-name="ce1">
            <text:p>50.4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09722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5.6" table:style-name="ce1">
            <text:p>5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93.1" table:style-name="ce1">
            <text:p>93.1</text:p>
          </table:table-cell>
          <table:table-cell office:value-type="float" office:value="6.6" table:style-name="ce1">
            <text:p>6.6</text:p>
          </table:table-cell>
          <table:table-cell table:number-columns-repeated="16378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60.1" table:style-name="ce1">
            <text:p>60.1</text:p>
          </table:table-cell>
          <table:table-cell office:value-type="float" office:value="12.9" table:style-name="ce1">
            <text:p>12.9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16378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70" table:style-name="ce1">
            <text:p>70</text:p>
          </table:table-cell>
          <table:table-cell office:value-type="float" office:value="15.8" table:style-name="ce1">
            <text:p>15.8</text:p>
          </table:table-cell>
          <table:table-cell office:value-type="float" office:value="0" table:style-name="ce1">
            <text:p>0</text:p>
          </table:table-cell>
          <table:table-cell office:value-type="float" office:value="14.2" table:style-name="ce1">
            <text:p>14.2</text:p>
          </table:table-cell>
          <table:table-cell office:value-type="float" office:value="85.8" table:style-name="ce1">
            <text:p>85.8</text:p>
          </table:table-cell>
          <table:table-cell table:number-columns-repeated="16378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18.8" table:style-name="ce1">
            <text:p>18.8</text:p>
          </table:table-cell>
          <table:table-cell office:value-type="float" office:value="21.4" table:style-name="ce1">
            <text:p>21.4</text:p>
          </table:table-cell>
          <table:table-cell office:value-type="float" office:value="0" table:style-name="ce1">
            <text:p>0</text:p>
          </table:table-cell>
          <table:table-cell office:value-type="float" office:value="59.8" table:style-name="ce1">
            <text:p>59.8</text:p>
          </table:table-cell>
          <table:table-cell office:value-type="float" office:value="40.200000000000003" table:style-name="ce1">
            <text:p>40.2</text:p>
          </table:table-cell>
          <table:table-cell table:number-columns-repeated="16378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15" table:style-name="ce1">
            <text:p>15</text:p>
          </table:table-cell>
          <table:table-cell office:value-type="float" office:value="23.5" table:style-name="ce1">
            <text:p>23.5</text:p>
          </table:table-cell>
          <table:table-cell office:value-type="float" office:value="0" table:style-name="ce1">
            <text:p>0</text:p>
          </table:table-cell>
          <table:table-cell office:value-type="float" office:value="61.5" table:style-name="ce1">
            <text:p>61.5</text:p>
          </table:table-cell>
          <table:table-cell office:value-type="float" office:value="38.5" table:style-name="ce1">
            <text:p>38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9" table:style-name="ce1">
            <text:p>33.9</text:p>
          </table:table-cell>
          <table:table-cell office:value-type="float" office:value="14.919999999999998" table:style-name="ce1">
            <text:p>14.92</text:p>
          </table:table-cell>
          <table:table-cell office:value-type="float" office:value="0.04" table:style-name="ce1">
            <text:p>0.04</text:p>
          </table:table-cell>
          <table:table-cell office:value-type="float" office:value="51.11999999999999" table:style-name="ce1">
            <text:p>51.12</text:p>
          </table:table-cell>
          <table:table-cell office:value-type="float" office:value="48.819999999999993" table:style-name="ce1">
            <text:p>48.8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09722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38M26.000S" table:style-name="ce9">
            <text:p>10:38:26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93.8" table:style-name="ce1">
            <text:p>93.8</text:p>
          </table:table-cell>
          <table:table-cell office:value-type="float" office:value="5.7" table:style-name="ce1">
            <text:p>5.7</text:p>
          </table:table-cell>
          <table:table-cell table:number-columns-repeated="16378"/>
        </table:table-row>
        <table:table-row table:style-name="ro1">
          <table:table-cell office:value-type="time" office:time-value="PT984298H38M56.000S" table:style-name="ce9">
            <text:p>10:38:56</text:p>
          </table:table-cell>
          <table:table-cell office:value-type="float" office:value="60.9" table:style-name="ce1">
            <text:p>60.9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26.9" table:style-name="ce1">
            <text:p>26.9</text:p>
          </table:table-cell>
          <table:table-cell office:value-type="float" office:value="73.099999999999994" table:style-name="ce1">
            <text:p>73.1</text:p>
          </table:table-cell>
          <table:table-cell table:number-columns-repeated="16378"/>
        </table:table-row>
        <table:table-row table:style-name="ro1">
          <table:table-cell office:value-type="time" office:time-value="PT984298H39M26.000S" table:style-name="ce9">
            <text:p>10:39:26</text:p>
          </table:table-cell>
          <table:table-cell office:value-type="float" office:value="73.3" table:style-name="ce1">
            <text:p>73.3</text:p>
          </table:table-cell>
          <table:table-cell office:value-type="float" office:value="15.2" table:style-name="ce1">
            <text:p>15.2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.5</text:p>
          </table:table-cell>
          <table:table-cell office:value-type="float" office:value="88.5" table:style-name="ce1">
            <text:p>88.5</text:p>
          </table:table-cell>
          <table:table-cell table:number-columns-repeated="16378"/>
        </table:table-row>
        <table:table-row table:style-name="ro1">
          <table:table-cell office:value-type="time" office:time-value="PT984298H39M56.000S" table:style-name="ce9">
            <text:p>10:39:56</text:p>
          </table:table-cell>
          <table:table-cell office:value-type="float" office:value="16.8" table:style-name="ce1">
            <text:p>16.8</text:p>
          </table:table-cell>
          <table:table-cell office:value-type="float" office:value="22.6" table:style-name="ce1">
            <text:p>22.6</text:p>
          </table:table-cell>
          <table:table-cell office:value-type="float" office:value="0.3" table:style-name="ce1">
            <text:p>0.3</text:p>
          </table:table-cell>
          <table:table-cell office:value-type="float" office:value="60.4" table:style-name="ce1">
            <text:p>60.4</text:p>
          </table:table-cell>
          <table:table-cell office:value-type="float" office:value="39.400000000000006" table:style-name="ce1">
            <text:p>39.4</text:p>
          </table:table-cell>
          <table:table-cell table:number-columns-repeated="16378"/>
        </table:table-row>
        <table:table-row table:style-name="ro1">
          <table:table-cell office:value-type="time" office:time-value="PT984298H40M26.000S" table:style-name="ce9">
            <text:p>10:40:26</text:p>
          </table:table-cell>
          <table:table-cell office:value-type="float" office:value="14.2" table:style-name="ce1">
            <text:p>14.2</text:p>
          </table:table-cell>
          <table:table-cell office:value-type="float" office:value="20.6" table:style-name="ce1">
            <text:p>20.6</text:p>
          </table:table-cell>
          <table:table-cell office:value-type="float" office:value="0.1" table:style-name="ce1">
            <text:p>0.1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34.799999999999997" table:style-name="ce1">
            <text:p>34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4.019999999999996" table:style-name="ce1">
            <text:p>34.02</text:p>
          </table:table-cell>
          <table:table-cell office:value-type="float" office:value="14.280000000000001" table:style-name="ce1">
            <text:p>14.28</text:p>
          </table:table-cell>
          <table:table-cell office:value-type="float" office:value="0.18" table:style-name="ce1">
            <text:p>0.18</text:p>
          </table:table-cell>
          <table:table-cell office:value-type="float" office:value="51.54" table:style-name="ce1">
            <text:p>51.54</text:p>
          </table:table-cell>
          <table:table-cell office:value-type="float" office:value="48.3" table:style-name="ce1">
            <text:p>48.3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indows User</meta:initial-creator>
    <dc:creator>Afour</dc:creator>
    <meta:creation-date>2012-04-13T19:13:49Z</meta:creation-date>
    <dc:date>2012-04-13T06:46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System Summary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%Busy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Read KB/s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Read KB/s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Write KB/s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Write KB/s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ransfers per second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transfers per second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JFS Filespace %Used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Memory MB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Total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260_Threads (KB/s) -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I/O JMeter_Test_260_Threads (KB/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260_Threads (KB/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Packets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Network Packets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File-backed paging (kByes/sec) ubuntuServer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Swap-space activity (kBytes/sec) ubuntuServer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1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2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3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4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CPU by Processor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Disk total KB/s JMeter_Test_260_Threads -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otal KB/s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Block Size JMeter_Test_260_Threads (Kbyte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Block Size JMeter_Test_260_Threads (Kbyte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%Busy JMeter_Test_2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